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8d9" officeooo:paragraph-rsid="000d98d9"/>
    </style:style>
    <style:style style:name="P2" style:family="paragraph" style:parent-style-name="Standard">
      <style:text-properties officeooo:rsid="000d98d9" officeooo:paragraph-rsid="000f49ab"/>
    </style:style>
    <style:style style:name="P3" style:family="paragraph" style:parent-style-name="Standard">
      <style:text-properties officeooo:rsid="000f49ab" officeooo:paragraph-rsid="000f49ab"/>
    </style:style>
    <style:style style:name="P4" style:family="paragraph" style:parent-style-name="Text_20_body">
      <style:text-properties officeooo:rsid="0010e838" officeooo:paragraph-rsid="0010e838"/>
    </style:style>
    <style:style style:name="P5" style:family="paragraph" style:parent-style-name="Standard" style:list-style-name="L1">
      <style:text-properties officeooo:rsid="000d98d9" officeooo:paragraph-rsid="000f49ab"/>
    </style:style>
    <style:style style:name="P6" style:family="paragraph" style:parent-style-name="Standard" style:list-style-name="L2">
      <style:text-properties officeooo:rsid="000d98d9" officeooo:paragraph-rsid="000d98d9"/>
    </style:style>
    <style:style style:name="P7" style:family="paragraph" style:parent-style-name="Standard" style:list-style-name="L2">
      <style:text-properties officeooo:paragraph-rsid="0012142e"/>
    </style:style>
    <style:style style:name="P8" style:family="paragraph" style:parent-style-name="Standard" style:list-style-name="L2">
      <style:text-properties officeooo:rsid="000f3187" officeooo:paragraph-rsid="000f3187"/>
    </style:style>
    <style:style style:name="P9" style:family="paragraph" style:parent-style-name="Standard">
      <style:text-properties officeooo:rsid="0012142e" officeooo:paragraph-rsid="0012142e"/>
    </style:style>
    <style:style style:name="P10" style:family="paragraph" style:parent-style-name="Standard" style:list-style-name="L2">
      <style:text-properties officeooo:rsid="0012142e" officeooo:paragraph-rsid="0012142e"/>
    </style:style>
    <style:style style:name="P11" style:family="paragraph" style:parent-style-name="Standard" style:list-style-name="L2">
      <style:text-properties officeooo:rsid="0013bbca" officeooo:paragraph-rsid="0013bbca"/>
    </style:style>
    <style:style style:name="P12" style:family="paragraph" style:parent-style-name="Text_20_body" style:list-style-name="L3">
      <style:text-properties officeooo:rsid="0010e838" officeooo:paragraph-rsid="0010e838"/>
    </style:style>
    <style:style style:name="P13" style:family="paragraph" style:parent-style-name="Text_20_body">
      <style:text-properties officeooo:rsid="0012142e" officeooo:paragraph-rsid="0018b3c1"/>
    </style:style>
    <style:style style:name="P14" style:family="paragraph" style:parent-style-name="Heading_20_2">
      <style:text-properties officeooo:rsid="000d98d9"/>
    </style:style>
    <style:style style:name="P15" style:family="paragraph" style:parent-style-name="Heading_20_2">
      <style:text-properties officeooo:rsid="000f49ab" officeooo:paragraph-rsid="000f49ab"/>
    </style:style>
    <style:style style:name="T1" style:family="text">
      <style:text-properties officeooo:rsid="000f3187"/>
    </style:style>
    <style:style style:name="T2" style:family="text">
      <style:text-properties officeooo:rsid="000f49ab"/>
    </style:style>
    <style:style style:name="T3" style:family="text">
      <style:text-properties officeooo:rsid="0010e838"/>
    </style:style>
    <style:style style:name="T4" style:family="text">
      <style:text-properties officeooo:rsid="0011700e"/>
    </style:style>
    <style:style style:name="T5" style:family="text">
      <style:text-properties officeooo:rsid="0012142e"/>
    </style:style>
    <style:style style:name="T6" style:family="text">
      <style:text-properties officeooo:rsid="0013bbca"/>
    </style:style>
    <style:style style:name="T7" style:family="text">
      <style:text-properties officeooo:rsid="00142cf8"/>
    </style:style>
    <style:style style:name="T8" style:family="text">
      <style:text-properties fo:font-weight="bold" officeooo:rsid="00142cf8" style:font-weight-asian="bold" style:font-weight-complex="bold"/>
    </style:style>
    <style:style style:name="T9" style:family="text">
      <style:text-properties fo:font-weight="bold" officeooo:rsid="0013bbca" style:font-weight-asian="bold" style:font-weight-complex="bold"/>
    </style:style>
    <style:style style:name="T10" style:family="text">
      <style:text-properties fo:font-weight="normal" officeooo:rsid="00142cf8" style:font-weight-asian="normal" style:font-weight-complex="normal"/>
    </style:style>
    <style:style style:name="T11" style:family="text">
      <style:text-properties fo:font-weight="normal" officeooo:rsid="0015c5ac" style:font-weight-asian="normal" style:font-weight-complex="normal"/>
    </style:style>
    <style:style style:name="T12" style:family="text">
      <style:text-properties fo:font-weight="normal" officeooo:rsid="001769d8" style:font-weight-asian="normal" style:font-weight-complex="normal"/>
    </style:style>
    <style:style style:name="T13" style:family="text">
      <style:text-properties officeooo:rsid="0015c5ac"/>
    </style:style>
    <style:style style:name="T14" style:family="text">
      <style:text-properties officeooo:rsid="001769d8"/>
    </style:style>
    <style:style style:name="T15" style:family="text">
      <style:text-properties officeooo:rsid="0018b3c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odels:</text:h>
      <text:p text:style-name="Text_20_body"/>
      <text:p text:style-name="P13">This is a preliminary model design. <text:s text:c="2"/><text:span text:style-name="T6">Note that this changes non-trivially I would think if it needs to support generic language learning materials or other language sites. <text:s/>E.g. <text:tab/>Text: {id: PK, foreign_text, foreign_lang_code, native_lang_code, native_text, foreign_audio}</text:span></text:p>
      <text:p text:style-name="P13"><text:span text:style-name="T9"/></text:p>
      <text:h text:style-name="Heading_20_2" text:outline-level="2">Database</text:h>
      <text:p text:style-name="P13"><text:span text:style-name="T15">We’re currently using sqllite, but we should switch to Postgres before starting on this. <text:s/>See this URL to get started. <text:s/>info.crunchydata.com/blog/easy-postgresql-12-and-pgadmin-4-setup-with-docker</text:span></text:p>
      <text:h text:style-name="P14" text:outline-level="2">Whole-Site Models</text:h>
      <text:p text:style-name="P1"/>
      <text:h text:style-name="Heading_20_3" text:outline-level="3">Lesson</text:h>
      <text:p text:style-name="P2">Lessons should all be visible by default <text:span text:style-name="T2">(TODO: TRUE?)</text:span>, but all lesson elements should be settable to a level, <text:span text:style-name="T1">for now those levels are:</text:span> </text:p>
      <text:list xml:id="list438098627" text:style-name="L1">
        <text:list-item>
          <text:p text:style-name="P5">Public</text:p>
        </text:list-item>
        <text:list-item>
          <text:p text:style-name="P5">Mailing-List Visible <text:span text:style-name="T1">(Possible offer where a few lessons are free).</text:span></text:p>
        </text:list-item>
        <text:list-item>
          <text:p text:style-name="P5">Paid User <text:span text:style-name="T2">(can see these and Mailing-List Visible)</text:span></text:p>
        </text:list-item>
      </text:list>
      <text:h text:style-name="Heading_20_3" text:outline-level="3"><text:line-break/>Lesson Element </text:h>
      <text:p text:style-name="P3">Probably an <text:a xlink:type="simple" xlink:href="https://docs.djangoproject.com/en/3.1/topics/db/models/#abstract-base-classes" text:style-name="Internet_20_link" text:visited-style-name="Visited_20_Internet_20_Link">abstract base class </text:a><text:span text:style-name="T14">or multi-table inheritance </text:span>containing the visibility (see above) and any other common fields. <text:s/><text:span text:style-name="T14">See the </text:span><text:a xlink:type="simple" xlink:href="https://stackoverflow.com/questions/53884140/django-multi-table-inheritance-alternatives-for-basic-data-model-pattern" text:style-name="Internet_20_link" text:visited-style-name="Visited_20_Internet_20_Link"><text:span text:style-name="T14">discussion linked to from here</text:span></text:a><text:span text:style-name="T14"> for trade-offs. </text:span>This might also contain the foreign key relationship to lesson. <text:s/><text:span text:style-name="T5">Possible types include:</text:span></text:p>
      <text:list xml:id="list2166764366" text:style-name="L2">
        <text:list-item>
          <text:p text:style-name="P6">Video</text:p>
        </text:list-item>
        <text:list-item>
          <text:p text:style-name="P7"><text:span text:style-name="T5">Audio Recordings: <text:s/>(“Texts and dialogs with professional audio. <text:s/>Practice your listening skills”.)</text:span></text:p>
        </text:list-item>
        <text:list-item>
          <text:p text:style-name="P6">Exercises <text:span text:style-name="T7">and solutions.</text:span></text:p>
          <text:list>
            <text:list-item>
              <text:p text:style-name="P8">Subtypes?</text:p>
            </text:list-item>
          </text:list>
        </text:list-item>
        <text:list-item>
          <text:p text:style-name="P8">Examples (longer sentences – <text:span text:style-name="T5">my idea)</text:span></text:p>
        </text:list-item>
        <text:list-item>
          <text:p text:style-name="P10">Texts (a Red Kalinka category – but also <text:span text:style-name="T6">see for example ReadLang for another cool implementation).</text:span></text:p>
        </text:list-item>
        <text:list-item>
          <text:p text:style-name="P11">Dialogs (another Red Kalinka category). <text:s/>One way to model this is an ordered list of texts, eg. ROUGHLY.<text:line-break/><text:tab/>Text: {id: PK, english_text, spanish_text, english_audio, …<text:span text:style-name="T7">}</text:span><text:tab/></text:p>
        </text:list-item>
        <text:list-item>
          <text:p text:style-name="P8">Vocabulary</text:p>
        </text:list-item>
        <text:list-item>
          <text:p text:style-name="P10">Grammar tables (idea from Red Kalinka). <text:s/><text:span text:style-name="T14">This is just text of course, or really HTML. <text:s/>Not sure this goes here.</text:span></text:p>
        </text:list-item>
      </text:list>
      <text:p text:style-name="P9">There might be several alternatives for how to model this, the simplest being just a foreign key to lesson. <text:s/>(Are there cases where the foreign key might not be there? <text:s/>Many-to-many?).</text:p>
      <text:p text:style-name="P9"/>
      <text:p text:style-name="P9"><text:soft-page-break/><text:span text:style-name="T8">TODO: </text:span><text:span text:style-name="T10">Think about how this same content might be sliced and diced </text:span><text:span text:style-name="T11">either into separate products or </text:span><text:span text:style-name="T12">value-adds. <text:s/>(OK Added to Business Plan).</text:span><text:line-break/></text:p>
      <text:h text:style-name="Heading_20_3" text:outline-level="3">Lemma<text:line-break/></text:h>
      <text:p text:style-name="Standard"><text:span text:style-name="T13">This is probably, minimally {id: PK, lemma: str}. <text:s/>A set of roots that is useful via LemmaIndex. <text:s/>Note building this out probably means becoming very familiar with NLTK. <text:s/>See for example this </text:span><text:a xlink:type="simple" xlink:href="https://www.datacamp.com/community/tutorials/stemming-lemmatization-python" text:style-name="Internet_20_link" text:visited-style-name="Visited_20_Internet_20_Link"><text:span text:style-name="T13">DataCamp article on Stemming and Lemmatization</text:span></text:a><text:span text:style-name="T13">.<text:line-break/></text:span><text:line-break/><text:line-break/><text:span text:style-name="T10">Lemma</text:span><text:span text:style-name="T11">Index</text:span></text:p>
      <text:p text:style-name="Text_20_body"><text:line-break/><text:span text:style-name="T14">{id: PK, lesson_element_id: FK}</text:span><text:line-break/><text:span text:style-name="T13">We might need more than two tables here, one indexing LessonElement and one indexing Lesson</text:span></text:p>
      <text:h text:style-name="P15" text:outline-level="2">Student Specific Models</text:h>
      <text:h text:style-name="Heading_20_3" text:outline-level="3">User</text:h>
      <text:p text:style-name="P4">Research is needed. <text:s/>Is this the same as auth user? <text:s/>Best practices here are what?</text:p>
      <text:p text:style-name="P4"/>
      <text:h text:style-name="Heading_20_3" text:outline-level="3">User<text:span text:style-name="T3">Site</text:span>History</text:h>
      <text:p text:style-name="P4">We might also want history for user, which might be separate. For example, user might currently have a boolean for email_opt_in, but we might care 1) When they were added to the list, 2) When they were later removed, etc.</text:p>
      <text:p text:style-name="P4"/>
      <text:h text:style-name="Heading_20_3" text:outline-level="3">UserStudyHistory</text:h>
      <text:p text:style-name="P4">This one needs significantly more thought. <text:s/>This relates LessonElements to the number of times they were studied, right and wrong answers, etc. <text:s/>This will drive review, Spaced Repetition Algorithm, etc.</text:p>
      <text:h text:style-name="Heading_20_3" text:outline-level="3">UserNotebook</text:h>
      <text:p text:style-name="P4">Collects and ranks items in user’s notebook. <text:s/></text:p>
      <text:list xml:id="list752024914" text:style-name="L3">
        <text:list-item>
          <text:p text:style-name="P12">Learned</text:p>
        </text:list-item>
        <text:list-item>
          <text:p text:style-name="P12">Study</text:p>
        </text:list-item>
        <text:list-item>
          <text:p text:style-name="P12">Future (?)</text:p>
        </text:list-item>
      </text:list>
      <text:p text:style-name="P4"/>
      <text:h text:style-name="Heading_20_1" text:outline-level="1"><text:soft-page-break/>Views</text:h>
      <text:p text:style-name="Text_20_body"><text:line-break/><text:span text:style-name="T4">We can use default Django templates (DTL). <text:s/>For front end assets (JS, SASS, CSS, etc, we’ll use node and webpack). <text:s/>There are several tutorials for this – </text:span><text:a xlink:type="simple" xlink:href="https://pascalw.me/blog/2020/04/19/webpack-django.html" text:style-name="Internet_20_link" text:visited-style-name="Visited_20_Internet_20_Link"><text:span text:style-name="T4">this one looks promising</text:span></text:a><text:span text:style-name="T4">. <text:s/>but also some known iss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3:00:21.785137622</meta:creation-date>
    <meta:generator>LibreOffice/6.0.7.3$Linux_X86_64 LibreOffice_project/00m0$Build-3</meta:generator>
    <dc:date>2021-02-27T22:43:27.423510993</dc:date>
    <meta:editing-duration>PT4H48M17S</meta:editing-duration>
    <meta:editing-cycles>3</meta:editing-cycles>
    <meta:document-statistic meta:table-count="0" meta:image-count="0" meta:object-count="0" meta:page-count="3" meta:paragraph-count="40" meta:word-count="497" meta:character-count="3193" meta:non-whitespace-character-count="2709"/>
  </office:meta>
</office:document-meta>
</file>